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2.6cm" svg:height="1.2cm" svg:x="6.2cm" svg:y="4cm">
          <text:p text:style-name="P1">Objec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1.2cm" svg:x="6.2cm" svg:y="5.2cm">
          <text:p text:style-name="P1">Objec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1.2cm" svg:x="6.2cm" svg:y="6.4cm">
          <text:p text:style-name="P1">Object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6cm" svg:height="1.2cm" svg:x="6.2cm" svg:y="8.6cm">
          <text:p text:style-name="P1">Objec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3.462cm" svg:y1="2.822cm" svg:x2="7.5cm" svg:y2="4cm" draw:end-shape="id1" draw:end-glue-point="0" svg:d="M3462 2822c0 508 4038-80 4038 1178" svg:viewBox="0 0 4039 1179">
          <text:p/>
        </draw:connector>
        <draw:line draw:style-name="gr3" draw:text-style-name="P1" draw:layer="layout" svg:x1="6.2cm" svg:y1="7.6cm" svg:x2="6.2cm" svg:y2="8.6cm">
          <text:p/>
        </draw:line>
        <draw:line draw:style-name="gr3" draw:text-style-name="P1" draw:layer="layout" svg:x1="8.8cm" svg:y1="7.6cm" svg:x2="8.8cm" svg:y2="8.6cm">
          <text:p/>
        </draw:line>
        <draw:custom-shape draw:style-name="gr4" draw:text-style-name="P1" xml:id="id3" draw:id="id3" draw:layer="layout" svg:width="3.2cm" svg:height="2.4cm" svg:x="10.4cm" svg:y="10cm">
          <text:p text:style-name="P1">Task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7.5cm" svg:y1="9.8cm" svg:x2="10.4cm" svg:y2="11.2cm" draw:start-shape="id2" draw:start-glue-point="2" draw:end-shape="id3" draw:end-glue-point="3" svg:d="M7500 9800c0 934 966 1400 2900 1400" svg:viewBox="0 0 2901 1401">
          <text:p/>
        </draw:connector>
        <draw:custom-shape draw:style-name="gr5" draw:text-style-name="P1" xml:id="id4" draw:id="id4" draw:layer="layout" svg:width="3.6cm" svg:height="1.6cm" svg:x="15.8cm" svg:y="11.5cm">
          <text:p text:style-name="P1">CallBack(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3.6cm" svg:y1="11.2cm" svg:x2="15.8cm" svg:y2="12.3cm" draw:start-shape="id3" draw:start-glue-point="1" draw:end-shape="id4" draw:end-glue-point="3" svg:d="M13600 11200c1650 0 550 1100 2200 1100" svg:viewBox="0 0 2201 1101">
          <text:p/>
        </draw:connector>
        <draw:custom-shape draw:style-name="gr6" draw:text-style-name="P1" draw:layer="layout" svg:width="10.2cm" svg:height="11.8cm" svg:x="4.6cm" svg:y="2.2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QueueBuff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4T14:57:57.797503046</meta:creation-date>
    <dc:date>2014-11-04T15:02:42.075967019</dc:date>
    <meta:editing-duration>P0D</meta:editing-duration>
    <meta:editing-cycles>1</meta:editing-cycles>
    <meta:document-statistic meta:object-count="35"/>
    <meta:generator>LibreOffice/4.2.6.3$Linux_X86_64 LibreOffice_project/420m0$Build-3</meta:generator>
  </office:meta>
</office:document-meta>
</file>